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e28" officeooo:paragraph-rsid="001b9e28"/>
    </style:style>
    <style:style style:name="P2" style:family="paragraph" style:parent-style-name="Standard">
      <style:text-properties officeooo:rsid="001bf56e" officeooo:paragraph-rsid="001bf56e"/>
    </style:style>
    <style:style style:name="P3" style:family="paragraph" style:parent-style-name="Standard">
      <style:text-properties officeooo:rsid="001ee128" officeooo:paragraph-rsid="001bf56e"/>
    </style:style>
    <style:style style:name="P4" style:family="paragraph" style:parent-style-name="Standard">
      <style:text-properties officeooo:rsid="0021c928" officeooo:paragraph-rsid="0021c928"/>
    </style:style>
    <style:style style:name="P5" style:family="paragraph" style:parent-style-name="Standard">
      <style:text-properties officeooo:rsid="0021c928" officeooo:paragraph-rsid="0023e794"/>
    </style:style>
    <style:style style:name="P6" style:family="paragraph" style:parent-style-name="Standard">
      <style:text-properties officeooo:rsid="001ee128" officeooo:paragraph-rsid="001bf56e"/>
    </style:style>
    <style:style style:name="P7" style:family="paragraph" style:parent-style-name="Standard">
      <style:text-properties officeooo:rsid="001ee128" officeooo:paragraph-rsid="0023e794"/>
    </style:style>
    <style:style style:name="P8" style:family="paragraph" style:parent-style-name="Standard">
      <style:text-properties officeooo:rsid="00230fa7" officeooo:paragraph-rsid="00230fa7"/>
    </style:style>
    <style:style style:name="P9" style:family="paragraph" style:parent-style-name="Standard">
      <style:text-properties officeooo:rsid="00230fa7" officeooo:paragraph-rsid="0023e794"/>
    </style:style>
    <style:style style:name="P10" style:family="paragraph" style:parent-style-name="Standard">
      <style:text-properties officeooo:rsid="001b83bc" officeooo:paragraph-rsid="0023e794"/>
    </style:style>
    <style:style style:name="P11" style:family="paragraph" style:parent-style-name="Standard">
      <style:text-properties officeooo:rsid="001b9e28" officeooo:paragraph-rsid="0023e794"/>
    </style:style>
    <style:style style:name="P12" style:family="paragraph" style:parent-style-name="Standard">
      <style:text-properties officeooo:rsid="001bf56e" officeooo:paragraph-rsid="0023e794"/>
    </style:style>
    <style:style style:name="T1" style:family="text">
      <style:text-properties officeooo:rsid="00230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ógica de programação da clinica de exames</text:p>
      <text:p text:style-name="P11"/>
      <text:p text:style-name="P11">quem chegou</text:p>
      <text:p text:style-name="P11">qual o clientes</text:p>
      <text:p text:style-name="P11"/>
      <text:p text:style-name="P11">valor relacionado com os exames do pedido</text:p>
      <text:p text:style-name="P11">liberação depende da lista de exame (tempo depende do exame)</text:p>
      <text:p text:style-name="P11"/>
      <text:p text:style-name="P11">alguns exames exigem preparos</text:p>
      <text:p text:style-name="P11"/>
      <text:p text:style-name="P11">informações do cliente: nome e telefone</text:p>
      <text:p text:style-name="P11"/>
      <text:p text:style-name="P11">podem fazer exame em casa para alguns clientes, ex: idosos e pessoas com dificuldade de locomoção</text:p>
      <text:p text:style-name="P11"/>
      <text:p text:style-name="P11">convenio com empresa: cobra da empresa o valor do exame que cada funcionário vai fazer mas com 10% de desconto</text:p>
      <text:p text:style-name="P11"/>
      <text:p text:style-name="P11">prioridade na coleta para idosos</text:p>
      <text:p text:style-name="P11"/>
      <text:p text:style-name="P11">descontos só para convênio com empresas</text:p>
      <text:p text:style-name="P11"/>
      <text:p text:style-name="P11">Nome, telefone, data e hora da coleta, data e hora do resultado ( esses dois últimos dependem do tipo de exame)</text:p>
      <text:p text:style-name="P11"/>
      <text:p text:style-name="P11">Lista de exames serão passados</text:p>
      <text:p text:style-name="P11"/>
      <text:p text:style-name="P11">Funcionamento:</text:p>
      <text:p text:style-name="P11">Segunda a sexta-feira</text:p>
      <text:p text:style-name="P11"/>
      <text:p text:style-name="P11">06:00 – 9:30 AM<text:tab/>13:00 – 15:00 PM</text:p>
      <text:p text:style-name="P11"/>
      <text:p text:style-name="P11">Não preocupa com a linguagem ainda não paizão</text:p>
      <text:p text:style-name="P11"/>
      <text:p text:style-name="P11">O resto dos horários é o trabalho interno</text:p>
      <text:p text:style-name="P11"/>
      <text:p text:style-name="P12">Marcação de horário depende dos exames que serão feitos</text:p>
      <text:p text:style-name="P12"/>
      <text:p text:style-name="P12">Marca um horário, pessoa chega e pega uma senha e faz os exame lá</text:p>
      <text:p text:style-name="P12"/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Classe Cliente</text:p>
      <text:p text:style-name="P5">Nome</text:p>
      <text:p text:style-name="P5">Idade</text:p>
      <text:p text:style-name="P5">Convenio</text:p>
      <text:p text:style-name="P5">Telefone</text:p>
      <text:p text:style-name="P5"/>
      <text:p text:style-name="P5">FazInscrição()</text:p>
      <text:p text:style-name="P5">TemConvenio()</text:p>
      <text:p text:style-name="P5">FazEmCasa()</text:p>
      <text:p text:style-name="P5">PrioridadeIdoso()</text:p>
      <text:p text:style-name="P5"/>
      <text:p text:style-name="P5"/>
      <text:p text:style-name="P5"/>
      <text:p text:style-name="P5"/>
      <text:p text:style-name="P5"/>
      <text:p text:style-name="P5"/>
      <text:p text:style-name="P5">Classe Exame</text:p>
      <text:p text:style-name="P5">Nome</text:p>
      <text:p text:style-name="P5">Convenio</text:p>
      <text:p text:style-name="P5"/>
      <text:p text:style-name="P5">Data da Coleta()</text:p>
      <text:p text:style-name="P5">Data de Entrega()</text:p>
      <text:p text:style-name="P5">PrecisaDePreparo() <text:s text:c="6"/><text:tab/>#Ex: Precisa de jejum para fazer exame?</text:p>
      <text:p text:style-name="P5"><text:span text:style-name="T1">Desconto</text:span>Convenio()<text:tab/><text:tab/><text:span text:style-name="T1"># Puxa o salario dos funcionários e aplica o desconto do convênio</text:span></text:p>
      <text:p text:style-name="P5">Tempo()<text:tab/><text:tab/><text:tab/><text:span text:style-name="T1">#Calcula o tempo para fazer o exame</text:span></text:p>
      <text:p text:style-name="P5"/>
      <text:p text:style-name="P5"/>
      <text:p text:style-name="P5"/>
      <text:p text:style-name="P5"/>
      <text:p text:style-name="P9">Classe Funcionários</text:p>
      <text:p text:style-name="P9">Tempo de Trabalho</text:p>
      <text:p text:style-name="P9">Função de Trabalho</text:p>
      <text:p text:style-name="P9"/>
      <text:p text:style-name="P9">Salário()<text:tab/><text:tab/>#Calcula o valor que deve receber baseado na Função e no Tempo trabalhado</text:p>
      <text:p text:style-name="P9"/>
      <text:p text:style-name="P9"/>
      <text:p text:style-name="P9">Banco de Dados Exames:</text:p>
      <text:p text:style-name="P9"/>
      <text:p text:style-name="P9">Nome<text:tab/><text:tab/>Fase pré-analítica?<text:tab/>Tempo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5:28:52.260150603</meta:creation-date>
    <dc:date>2025-09-11T16:02:11.578459127</dc:date>
    <meta:editing-duration>P2DT1H52M1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240" meta:character-count="1467" meta:non-whitespace-character-count="1255"/>
  </office:meta>
</office:document-meta>
</file>